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0.84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d9885" officeooo:paragraph-rsid="000d9885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normal" officeooo:rsid="0013f3e4" officeooo:paragraph-rsid="0013f3e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paragraph-rsid="000e37b3"/>
    </style:style>
    <style:style style:name="P6" style:family="paragraph" style:parent-style-name="Text_20_body" style:list-style-name="L1">
      <style:text-properties officeooo:rsid="000c4d51" officeooo:paragraph-rsid="0013f3e4"/>
    </style:style>
    <style:style style:name="P7" style:family="paragraph" style:parent-style-name="Text_20_body" style:list-style-name="L1">
      <style:text-properties officeooo:rsid="000d9885" officeooo:paragraph-rsid="0013f3e4"/>
    </style:style>
    <style:style style:name="P8" style:family="paragraph" style:parent-style-name="Text_20_body" style:list-style-name="L1">
      <style:text-properties officeooo:rsid="000d9885" officeooo:paragraph-rsid="000d9885"/>
    </style:style>
    <style:style style:name="P9" style:family="paragraph" style:parent-style-name="Text_20_body" style:list-style-name="L1">
      <style:text-properties officeooo:rsid="000e37b3" officeooo:paragraph-rsid="000d9885"/>
    </style:style>
    <style:style style:name="P10" style:family="paragraph" style:parent-style-name="Text_20_body" style:list-style-name="L1">
      <style:text-properties officeooo:rsid="000e37b3" officeooo:paragraph-rsid="000e37b3"/>
    </style:style>
    <style:style style:name="P11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37b3" officeooo:paragraph-rsid="000e37b3" style:font-name-asian="Times New Roman1" style:font-size-asian="12pt" style:font-name-complex="Times New Roman1" style:font-size-complex="12pt"/>
    </style:style>
    <style:style style:name="P12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3f3e4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9a293" officeooo:paragraph-rsid="0013f3e4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color="#000000" style:text-line-through-style="none" style:font-name="Times New Roman" fo:font-size="12pt" style:text-underline-style="none" officeooo:rsid="0013f3e4" officeooo:paragraph-rsid="0013f3e4" style:font-name-asian="Times New Roman1" style:font-size-asian="12pt" style:font-name-complex="Times New Roman1" style:font-size-complex="12pt"/>
    </style:style>
    <style:style style:name="T1" style:family="text">
      <style:text-properties officeooo:rsid="000d9885"/>
    </style:style>
    <style:style style:name="T2" style:family="text">
      <style:text-properties officeooo:rsid="000e37b3"/>
    </style:style>
    <style:style style:name="T3" style:family="text">
      <style:text-properties fo:color="#000000" style:font-name="Times New Roman1" fo:font-size="11.5pt" officeooo:rsid="000e37b3" style:font-name-asian="Times New Roman1" style:font-size-asian="11.5pt" style:font-name-complex="Times New Roman1" style:font-size-complex="11.5pt"/>
    </style:style>
    <style:style style:name="T4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1a4f7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9" style:family="text">
      <style:text-properties officeooo:rsid="0011a4f7"/>
    </style:style>
    <style:style style:name="T10" style:family="text">
      <style:text-properties officeooo:rsid="00129b41"/>
    </style:style>
    <style:style style:name="T11" style:family="text">
      <style:text-properties officeooo:rsid="0013f3e4"/>
    </style:style>
    <style:style style:name="T12" style:family="text">
      <style:text-properties officeooo:rsid="0019a293"/>
    </style:style>
    <style:style style:name="T13" style:family="text">
      <style:text-properties officeooo:rsid="001410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Richiesta iscrizione personale e studenti atene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Vanessa: <text:span text:style-name="T11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85070" text:style-name="L1">
              <text:list-item>
                <text:p text:style-name="P6"><text:s/><text:span text:style-name="T1">Vanessa, professoressa presso l'università degli studi di Salerno </text:span><text:span text:style-name="T10">e docente di economia aziendale ha una figlia di un anno che a causa del suo lavoro e del lavoro di suo marito resterebbe solo a casa non avendo nessuno a cui affidarla </text:span><text:span text:style-name="T1">decide </text:span><text:span text:style-name="T10">quindi </text:span><text:span text:style-name="T1">di usufruire del servizio asilo nido </text:span><text:span text:style-name="T10">messo a disposizione dal campus di Fisciano proprio per queste esigenze</text:span></text:p>
                <text:p text:style-name="P7"/>
              </text:list-item>
              <text:list-item>
                <text:p text:style-name="P6"><text:span text:style-name="T11">Vanessa </text:span><text:span text:style-name="T1">accende il computer, </text:span><text:span text:style-name="T12">accede alla pagina di Login del sistema e clicca sul tasto per accedere alla pagina della compilazione del form per le iscrizioni.</text:span></text:p>
                <text:p text:style-name="P7"/>
              </text:list-item>
              <text:list-item>
                <text:p text:style-name="P13"><text:span text:style-name="T12">Il sistema </text:span><text:span text:style-name="T1">apre mostra la </text:span><text:span text:style-name="T12">pagina richiesta.</text:span></text:p>
                <text:p text:style-name="P14"/>
              </text:list-item>
              <text:list-item>
                <text:p text:style-name="P8">Vanessa inizia a compilare iniziando dallo specificare se è: madre, padre, tutore o affidatario.</text:p>
                <text:p text:style-name="P8">Continua riempiendo i campi riservati ai suoi dati anagrafici, residenza e domicilio.</text:p>
                <text:p text:style-name="P8">Successivamente deve dichiarare, barrando la casella che gli interessa, il suo ruolo all'interno dell'università.</text:p>
                <text:p text:style-name="P9">Continuando inizia la parte riguardante il proprio bambino/bambina.</text:p>
                <text:p text:style-name="P10"><text:s/>Compila i dati <text:span text:style-name="T9">anagrafici</text:span> del bambino.</text:p>
                <text:p text:style-name="P5"><text:span text:style-name="T2">Finiti i dati anagrafici deve scegliere la fascia utenza tra le quattro scelte disponibili:</text:span><text:span text:style-name="T3"> </text:span><text:span text:style-name="T8">full time dalle ore 8,30 alle ore 16,30 comprensiva dei pasti, </text:span><text:span text:style-name="T4">part-time mattutina dalle ore 8,30 alle ore 13,30 comprensiva dei pasti, <text:s/>part-time mattutina dalle ore 8,30 alle ore 12,00 senza somministrazione del pasto </text:span><text:span text:style-name="T5">e </text:span><text:span text:style-name="T4">part-time pomeridiana dalle ore 13,30 alle ore 16,30 senza somministrazione del pasto. </text:span></text:p>
                <text:p text:style-name="P11">Compila i dati del genitore non richiedente barrando su “padre” o “madre” e continua compilando i dati anagrafici.</text:p>
                <text:p text:style-name="P5"><text:span text:style-name="T5">Sc</text:span><text:span text:style-name="T7">orrendo il documento</text:span><text:span text:style-name="T5"> </text:span><text:span text:style-name="T6">Vanessa deve indicare se ci sono particolari situazioni </text:span><text:span text:style-name="T7">in famiglia</text:span><text:span text:style-name="T6">: sanitari </text:span><text:span text:style-name="T7">e</text:span><text:span text:style-name="T6"> sociali </text:span><text:span text:style-name="T7">come d</text:span><text:span text:style-name="T6">ivorzio, bambino diversamente abile, invalidità genitore.</text:span></text:p>
                <text:p text:style-name="P12">Infine deve compilare la sua situazione reddituale.</text:p>
                <text:p text:style-name="P12"/>
              </text:list-item>
              <text:list-item>
                <text:p text:style-name="P12">Assicuratasi di aver fatto tutto bene Vanessa <text:span text:style-name="T10">usa la funzione del sistema</text:span> “Invia modulo di iscrizione”.</text:p>
                <text:p text:style-name="P12"/>
              </text:list-item>
              <text:list-item>
                <text:p text:style-name="P12"><text:soft-page-break/><text:s/>Il sito le mostra <text:span text:style-name="T11">il messaggio</text:span>: “modulo inviato con successo. Le sarà spedita una mail per la conferma dell'avvenuta consegna”.</text:p>
              </text:list-item>
              <text:list-item>
                <text:p text:style-name="P15">Il sistema invia un messaggio per confermare l'avvenuta consegna.</text:p>
              </text:list-item>
              <text:list-item>
                <text:p text:style-name="P12">Vanessa esce dal sistema.</text:p>
              </text:list-item>
            </text:list>
          </table:table-cell>
        </table:table-row>
      </table:table>
      <text:p text:style-name="P3">SC_A_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7</meta:editing-cycles>
    <meta:generator>LibreOffice/3.6$Windows_x86 LibreOffice_project/da8c1e6-fd468f4-454e206-f42a4a9-143cfd</meta:generator>
    <dc:date>2012-10-23T01:26:05.06</dc:date>
    <meta:document-statistic meta:table-count="1" meta:image-count="0" meta:object-count="0" meta:page-count="2" meta:paragraph-count="22" meta:word-count="331" meta:character-count="2175" meta:non-whitespace-character-count="1868"/>
  </office:meta>
</office:document-meta>
</file>